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9cm" fo:min-width="3.51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4.907cm" fo:min-width="1.101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min-height="1.859cm" fo:min-width="3.768cm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marker-end="Arrow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4cm" svg:height="2.159cm" svg:x="3.032cm" svg:y="2.143cm">
          <text:p text:style-name="P1"><text:span text:style-name="T1">- object ID</text:span></text:p>
          <text:p text:style-name="P1"><text:span text:style-name="T1">- parameter</text:span></text:p>
          <draw:enhanced-geometry svg:viewBox="0 0 21600 21600" draw:type="rectangle" draw:enhanced-path="M 0 0 L 21600 0 21600 21600 0 21600 0 0 Z N"/>
        </draw:custom-shape>
        <draw:g>
          <draw:custom-shape draw:style-name="gr2" draw:text-style-name="P3" draw:layer="layout" svg:width="1.651cm" svg:height="5.207cm" svg:x="8.62cm" svg:y="2.65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8.62cm" svg:y1="7.023cm" svg:x2="10.271cm" svg:y2="7.023cm">
            <text:p/>
          </draw:line>
          <draw:line draw:style-name="gr3" draw:text-style-name="P3" draw:layer="layout" svg:x1="8.621cm" svg:y1="6.123cm" svg:x2="10.272cm" svg:y2="6.123cm">
            <text:p/>
          </draw:line>
          <draw:line draw:style-name="gr3" draw:text-style-name="P3" draw:layer="layout" svg:x1="8.621cm" svg:y1="5.223cm" svg:x2="10.272cm" svg:y2="5.223cm">
            <text:p/>
          </draw:line>
          <draw:line draw:style-name="gr3" draw:text-style-name="P3" draw:layer="layout" svg:x1="8.621cm" svg:y1="4.323cm" svg:x2="10.272cm" svg:y2="4.323cm">
            <text:p/>
          </draw:line>
          <draw:line draw:style-name="gr3" draw:text-style-name="P3" draw:layer="layout" svg:x1="8.621cm" svg:y1="3.423cm" svg:x2="10.272cm" svg:y2="3.423cm">
            <text:p/>
          </draw:line>
        </draw:g>
        <draw:line draw:style-name="gr4" draw:text-style-name="P3" draw:layer="layout" svg:x1="8.747cm" svg:y1="3.286cm" svg:x2="6.461cm" svg:y2="2.524cm">
          <text:p/>
        </draw:line>
        <draw:frame draw:style-name="gr5" draw:layer="layout" svg:width="4.058cm" svg:height="0.962cm" svg:x="7.737cm" svg:y="1.689cm">
          <draw:text-box>
            <text:p>Event queue</text:p>
          </draw:text-box>
        </draw:frame>
        <draw:frame draw:style-name="gr5" draw:text-style-name="P4" draw:layer="layout" svg:width="1.603cm" svg:height="0.806cm" svg:x="8.747cm" svg:y="2.651cm">
          <draw:text-box>
            <text:p text:style-name="P4"><text:span text:style-name="T1">head</text:span></text:p>
          </draw:text-box>
        </draw:frame>
        <draw:frame draw:style-name="gr5" draw:text-style-name="P4" draw:layer="layout" svg:width="1.137cm" svg:height="0.806cm" svg:x="8.88cm" svg:y="7.052cm">
          <draw:text-box>
            <text:p text:style-name="P4"><text:span text:style-name="T1">tail</text:span></text:p>
          </draw:text-box>
        </draw:frame>
        <draw:line draw:style-name="gr6" draw:text-style-name="P3" draw:layer="layout" svg:x1="5.218cm" svg:y1="7.477cm" svg:x2="8.647cm" svg:y2="7.477cm">
          <text:p/>
        </draw:line>
        <draw:line draw:style-name="gr6" draw:text-style-name="P3" draw:layer="layout" svg:x1="10.271cm" svg:y1="3.286cm" svg:x2="13.7cm" svg:y2="3.286cm">
          <text:p/>
        </draw:line>
        <draw:frame draw:style-name="gr7" draw:text-style-name="P4" draw:layer="layout" svg:width="5.04cm" svg:height="1.916cm" svg:x="4.088cm" svg:y="7.72cm">
          <draw:text-box>
            <text:p text:style-name="P4"><text:span text:style-name="T1">Provided by timer, eventgroup, pipe etc.</text:span></text:p>
          </draw:text-box>
        </draw:frame>
        <draw:frame draw:style-name="gr7" draw:text-style-name="P4" draw:layer="layout" svg:width="5.04cm" svg:height="1.361cm" svg:x="10.692cm" svg:y="3.286cm">
          <draw:text-box>
            <text:p text:style-name="P4"><text:span text:style-name="T1">Consumed by scheduler.</text:span></text:p>
          </draw:text-box>
        </draw:frame>
        <draw:custom-shape draw:style-name="gr8" draw:text-style-name="P2" xml:id="id2" draw:id="id2" draw:layer="layout" svg:width="4.318cm" svg:height="2.159cm" svg:x="11.541cm" svg:y="9.636cm">
          <draw:glue-point draw:id="4" svg:x="5cm" svg:y="2.649cm"/>
          <draw:glue-point draw:id="5" svg:x="5cm" svg:y="-2.644cm"/>
          <draw:glue-point draw:id="6" svg:x="-5cm" svg:y="2.649cm"/>
          <draw:glue-point draw:id="7" svg:x="-5cm" svg:y="-2.644cm"/>
          <text:p text:style-name="P1"><text:span text:style-name="T1">ListElement</text:span></text:p>
          <text:p text:style-name="P1"><text:span text:style-name="T1">- object ID</text:span></text:p>
          <text:p text:style-name="P1"><text:span text:style-name="T1">- Next</text:span></text:p>
          <text:p text:style-name="P1"><text:span text:style-name="T1">- Previ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" draw:id="id1" draw:layer="layout" svg:width="4.318cm" svg:height="2.159cm" svg:x="14.308cm" svg:y="13.7cm">
          <text:p text:style-name="P1"><text:span text:style-name="T1">TCB</text:span></text:p>
          <text:p text:style-name="P1"><text:span text:style-name="T1">- ListElement base</text:span></text:p>
          <text:p text:style-name="P1"><text:span text:style-name="T1">- handler</text:span></text:p>
          <text:p text:style-name="P1"><text:span text:style-name="T1">Etc.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4.308cm" svg:y1="14.779cm" svg:x2="13.7cm" svg:y2="11.795cm" draw:start-shape="id1" draw:start-glue-point="3" draw:end-shape="id2" draw:end-glue-point="2" svg:d="M14308 14779h-608v-2984" svg:viewBox="0 0 609 2985">
          <text:p/>
        </draw:connector>
        <draw:custom-shape draw:style-name="gr8" draw:text-style-name="P2" xml:id="id3" draw:id="id3" draw:layer="layout" svg:width="4.318cm" svg:height="2.159cm" svg:x="17.51cm" svg:y="9.636cm">
          <draw:glue-point draw:id="4" svg:x="5cm" svg:y="2.649cm"/>
          <draw:glue-point draw:id="5" svg:x="5cm" svg:y="-2.644cm"/>
          <draw:glue-point draw:id="6" svg:x="-5cm" svg:y="2.649cm"/>
          <draw:glue-point draw:id="7" svg:x="-5cm" svg:y="-2.644cm"/>
          <text:p text:style-name="P1"><text:span text:style-name="T1">ListElement</text:span></text:p>
          <text:p text:style-name="P1"><text:span text:style-name="T1">- object ID</text:span></text:p>
          <text:p text:style-name="P1"><text:span text:style-name="T1">- Next</text:span></text:p>
          <text:p text:style-name="P1"><text:span text:style-name="T1">- Previo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svg:x1="15.859cm" svg:y1="10.145cm" svg:x2="17.51cm" svg:y2="10.145cm" draw:start-shape="id2" draw:start-glue-point="5" draw:end-shape="id3" draw:end-glue-point="7" svg:d="M15859 10145h1651" svg:viewBox="0 0 1652 1">
          <text:p/>
        </draw:connector>
        <draw:connector draw:style-name="gr9" draw:text-style-name="P3" draw:layer="layout" svg:x1="17.51cm" svg:y1="11.286cm" svg:x2="15.859cm" svg:y2="11.286cm" draw:start-shape="id3" draw:start-glue-point="6" draw:end-shape="id2" draw:end-glue-point="4" svg:d="M17510 11286h-1651" svg:viewBox="0 0 165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0T22:04:50.673000000</meta:creation-date>
    <dc:date>2016-12-11T00:57:35.723000000</dc:date>
    <meta:editing-duration>PT1H51M45S</meta:editing-duration>
    <meta:editing-cycles>1</meta:editing-cycles>
    <meta:document-statistic meta:object-count="22"/>
    <meta:generator>LibreOffice/4.3.4.1$Windows_x86 LibreOffice_project/bc356b2f991740509f321d70e4512a6a54c5f243</meta:generator>
  </office:meta>
</office:document-meta>
</file>